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PANDURO TAPULLIMA, NABOR VIDAL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PP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5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PECUARIA SAN FRANCISCO</text:span></text:p>
            <text:p text:style-name="P7">Lin.Genet(Ped.1):<text:span text:style-name="T4">POLLO CRIOLLO</text:span></text:p>
            <text:p text:style-name="P7">Cant.Cajas(Ped 1):<text:span text:style-name="T4">35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22T17:36:43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